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12 月 份" calcext:value-type="string">
              <text:p><text:s text:c="7"/>中 華 民 國 98 年 12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10631" calcext:value-type="float">
            <text:p><text:s text:c="3"/>10,631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5503" calcext:value-type="float">
            <text:p><text:s text:c="3"/>5,503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" calcext:value-type="float">
            <text:p><text:s text:c="3"/>2.80 </text:p>
          </table:table-cell>
          <table:table-cell table:style-name="ce29" office:value-type="float" office:value="18213" calcext:value-type="float">
            <text:p><text:s text:c="3"/>18,213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28" calcext:value-type="float">
            <text:p><text:s text:c="3"/>9.28 </text:p>
          </table:table-cell>
          <table:table-cell table:style-name="ce29" office:value-type="float" office:value="12710" calcext:value-type="float">
            <text:p><text:s text:c="3"/>12,710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13946" calcext:value-type="float">
            <text:p><text:s text:c="3"/>13,946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" calcext:value-type="float">
            <text:p><text:s text:c="3"/>7.10 </text:p>
          </table:table-cell>
          <table:table-cell table:style-name="ce29" office:value-type="float" office:value="5022" calcext:value-type="float">
            <text:p><text:s text:c="3"/>5,02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9915" calcext:value-type="float">
            <text:p><text:s text:c="3"/>9,915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29" office:value-type="float" office:value="5428" calcext:value-type="float">
            <text:p><text:s text:c="3"/>5,428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78" calcext:value-type="float">
            <text:p><text:s text:c="3"/>2.78 </text:p>
          </table:table-cell>
          <table:table-cell table:style-name="ce29" office:value-type="float" office:value="18088" calcext:value-type="float">
            <text:p><text:s text:c="3"/>18,088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26" calcext:value-type="float">
            <text:p><text:s text:c="3"/>9.26 </text:p>
          </table:table-cell>
          <table:table-cell table:style-name="ce29" office:value-type="float" office:value="12660" calcext:value-type="float">
            <text:p><text:s text:c="3"/>12,660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8" calcext:value-type="float">
            <text:p><text:s text:c="3"/>6.48 </text:p>
          </table:table-cell>
          <table:table-cell table:style-name="ce29" office:value-type="float" office:value="13886" calcext:value-type="float">
            <text:p><text:s text:c="3"/>13,886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1" calcext:value-type="float">
            <text:p><text:s text:c="3"/>7.11 </text:p>
          </table:table-cell>
          <table:table-cell table:style-name="ce29" office:value-type="float" office:value="5005" calcext:value-type="float">
            <text:p><text:s text:c="3"/>5,00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9891" calcext:value-type="float">
            <text:p><text:s text:c="3"/>9,891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7" calcext:value-type="float">
            <text:p><text:s text:c="3"/>6.17 </text:p>
          </table:table-cell>
          <table:table-cell table:style-name="ce29" office:value-type="float" office:value="4632" calcext:value-type="float">
            <text:p><text:s text:c="3"/>4,632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89" calcext:value-type="float">
            <text:p><text:s text:c="3"/>2.89 </text:p>
          </table:table-cell>
          <table:table-cell table:style-name="ce29" office:value-type="float" office:value="15186" calcext:value-type="float">
            <text:p><text:s text:c="3"/>15,186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29" office:value-type="float" office:value="10554" calcext:value-type="float">
            <text:p><text:s text:c="3"/>10,5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29" office:value-type="float" office:value="11438" calcext:value-type="float">
            <text:p><text:s text:c="3"/>11,438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3" calcext:value-type="float">
            <text:p><text:s text:c="3"/>7.13 </text:p>
          </table:table-cell>
          <table:table-cell table:style-name="ce29" office:value-type="float" office:value="4115" calcext:value-type="float">
            <text:p><text:s text:c="3"/>4,11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774" calcext:value-type="float">
            <text:p><text:s text:c="3"/>3,774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48" calcext:value-type="float">
            <text:p><text:s text:c="3"/>11.48 </text:p>
          </table:table-cell>
          <table:table-cell table:style-name="ce30" office:value-type="float" office:value="1559" calcext:value-type="float">
            <text:p><text:s text:c="3"/>1,55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0" office:value-type="float" office:value="3159" calcext:value-type="float">
            <text:p><text:s text:c="3"/>3,159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1" calcext:value-type="float">
            <text:p><text:s text:c="3"/>9.61 </text:p>
          </table:table-cell>
          <table:table-cell table:style-name="ce30" office:value-type="float" office:value="1600" calcext:value-type="float">
            <text:p><text:s text:c="3"/>1,600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2660" calcext:value-type="float">
            <text:p><text:s text:c="3"/>2,66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950" calcext:value-type="float">
            <text:p><text:s text:c="3"/>950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26" calcext:value-type="float">
            <text:p><text:s text:c="3"/>12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1" calcext:value-type="float">
            <text:p><text:s text:c="3"/>3.21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30" office:value-type="float" office:value="320" calcext:value-type="float">
            <text:p><text:s text:c="3"/>32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307" calcext:value-type="float">
            <text:p><text:s text:c="3"/>30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3" calcext:value-type="float">
            <text:p><text:s text:c="3"/>7.83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885" calcext:value-type="float">
            <text:p><text:s text:c="3"/>1,885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3" calcext:value-type="float">
            <text:p><text:s text:c="3"/>11.23 </text:p>
          </table:table-cell>
          <table:table-cell table:style-name="ce30" office:value-type="float" office:value="918" calcext:value-type="float">
            <text:p><text:s text:c="3"/>918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6" calcext:value-type="float">
            <text:p><text:s text:c="3"/>5.46 </text:p>
          </table:table-cell>
          <table:table-cell table:style-name="ce30" office:value-type="float" office:value="1759" calcext:value-type="float">
            <text:p><text:s text:c="3"/>1,759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47" calcext:value-type="float">
            <text:p><text:s text:c="3"/>10.47 </text:p>
          </table:table-cell>
          <table:table-cell table:style-name="ce30" office:value-type="float" office:value="841" calcext:value-type="float">
            <text:p><text:s text:c="3"/>84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30" office:value-type="float" office:value="1284" calcext:value-type="float">
            <text:p><text:s text:c="3"/>1,28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4" calcext:value-type="float">
            <text:p><text:s text:c="3"/>7.64 </text:p>
          </table:table-cell>
          <table:table-cell table:style-name="ce30" office:value-type="float" office:value="522" calcext:value-type="float">
            <text:p><text:s text:c="3"/>52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1" calcext:value-type="float">
            <text:p><text:s text:c="3"/>3.1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24" calcext:value-type="float">
            <text:p><text:s text:c="3"/>824 </text:p>
          </table:table-cell>
          <table:table-cell table:style-name="ce26" office:value-type="float" office:value="1.62" calcext:value-type="float">
            <text:p><text:s text:c="3"/>1.62 </text:p>
          </table:table-cell>
          <table:table-cell table:style-name="ce26" office:value-type="float" office:value="19.02" calcext:value-type="float">
            <text:p><text:s text:c="3"/>19.02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576" calcext:value-type="float">
            <text:p><text:s text:c="3"/>576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26" office:value-type="float" office:value="13.29" calcext:value-type="float">
            <text:p><text:s text:c="3"/>13.29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6" calcext:value-type="float">
            <text:p><text:s text:c="3"/>6.46 </text:p>
          </table:table-cell>
          <table:table-cell table:style-name="ce30" office:value-type="float" office:value="340" calcext:value-type="float">
            <text:p><text:s text:c="3"/>34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95" calcext:value-type="float">
            <text:p><text:s text:c="3"/>195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9" calcext:value-type="float">
            <text:p><text:s text:c="3"/>4.09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30" office:value-type="float" office:value="434" calcext:value-type="float">
            <text:p><text:s text:c="3"/>434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" calcext:value-type="float">
            <text:p><text:s text:c="3"/>9.10 </text:p>
          </table:table-cell>
          <table:table-cell table:style-name="ce30" office:value-type="float" office:value="378" calcext:value-type="float">
            <text:p><text:s text:c="3"/>37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316" calcext:value-type="float">
            <text:p><text:s text:c="3"/>31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784" calcext:value-type="float">
            <text:p><text:s text:c="3"/>78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503" calcext:value-type="float">
            <text:p><text:s text:c="3"/>503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9" calcext:value-type="float">
            <text:p><text:s text:c="3"/>3.79 </text:p>
          </table:table-cell>
          <table:table-cell table:style-name="ce30" office:value-type="float" office:value="1290" calcext:value-type="float">
            <text:p><text:s text:c="3"/>1,290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3" calcext:value-type="float">
            <text:p><text:s text:c="3"/>9.73 </text:p>
          </table:table-cell>
          <table:table-cell table:style-name="ce30" office:value-type="float" office:value="787" calcext:value-type="float">
            <text:p><text:s text:c="3"/>787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30" office:value-type="float" office:value="1029" calcext:value-type="float">
            <text:p><text:s text:c="3"/>1,029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30" office:value-type="float" office:value="393" calcext:value-type="float">
            <text:p><text:s text:c="3"/>393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3" calcext:value-type="float">
            <text:p><text:s text:c="3"/>3.53 </text:p>
          </table:table-cell>
          <table:table-cell table:style-name="ce30" office:value-type="float" office:value="1165" calcext:value-type="float">
            <text:p><text:s text:c="3"/>1,165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45" calcext:value-type="float">
            <text:p><text:s text:c="3"/>10.45 </text:p>
          </table:table-cell>
          <table:table-cell table:style-name="ce30" office:value-type="float" office:value="772" calcext:value-type="float">
            <text:p><text:s text:c="3"/>77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3" calcext:value-type="float">
            <text:p><text:s text:c="3"/>6.93 </text:p>
          </table:table-cell>
          <table:table-cell table:style-name="ce30" office:value-type="float" office:value="779" calcext:value-type="float">
            <text:p><text:s text:c="3"/>779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9" calcext:value-type="float">
            <text:p><text:s text:c="3"/>6.99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67" calcext:value-type="float">
            <text:p><text:s/>－67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49" calcext:value-type="float">
            <text:p><text:s/>－1.49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371" calcext:value-type="float">
            <text:p><text:s text:c="3"/>37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371" calcext:value-type="float">
            <text:p><text:s text:c="3"/>37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300" calcext:value-type="float">
            <text:p><text:s text:c="3"/>300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30" office:value-type="float" office:value="644" calcext:value-type="float">
            <text:p><text:s text:c="3"/>644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49" calcext:value-type="float">
            <text:p><text:s text:c="3"/>10.49 </text:p>
          </table:table-cell>
          <table:table-cell table:style-name="ce30" office:value-type="float" office:value="585" calcext:value-type="float">
            <text:p><text:s text:c="3"/>585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3" calcext:value-type="float">
            <text:p><text:s text:c="3"/>9.53 </text:p>
          </table:table-cell>
          <table:table-cell table:style-name="ce30" office:value-type="float" office:value="404" calcext:value-type="float">
            <text:p><text:s text:c="3"/>40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259" calcext:value-type="float">
            <text:p><text:s text:c="3"/>25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30" office:value-type="float" office:value="412" calcext:value-type="float">
            <text:p><text:s text:c="3"/>41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6" calcext:value-type="float">
            <text:p><text:s text:c="3"/>8.86 </text:p>
          </table:table-cell>
          <table:table-cell table:style-name="ce30" office:value-type="float" office:value="421" calcext:value-type="float">
            <text:p><text:s text:c="3"/>421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5" calcext:value-type="float">
            <text:p><text:s text:c="3"/>9.05 </text:p>
          </table:table-cell>
          <table:table-cell table:style-name="ce30" office:value-type="float" office:value="298" calcext:value-type="float">
            <text:p><text:s text:c="3"/>29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1" calcext:value-type="float">
            <text:p><text:s text:c="3"/>6.41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30" office:value-type="float" office:value="-63" calcext:value-type="float">
            <text:p><text:s/>－6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7" calcext:value-type="float">
            <text:p><text:s/>－0.67 </text:p>
          </table:table-cell>
          <table:table-cell table:style-name="ce30" office:value-type="float" office:value="735" calcext:value-type="float">
            <text:p><text:s text:c="3"/>73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0" office:value-type="float" office:value="798" calcext:value-type="float">
            <text:p><text:s text:c="3"/>798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626" calcext:value-type="float">
            <text:p><text:s text:c="3"/>62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207" calcext:value-type="float">
            <text:p><text:s text:c="3"/>207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6" calcext:value-type="float">
            <text:p><text:s text:c="3"/>1.96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30" office:value-type="float" office:value="881" calcext:value-type="float">
            <text:p><text:s text:c="3"/>881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5" calcext:value-type="float">
            <text:p><text:s text:c="3"/>8.35 </text:p>
          </table:table-cell>
          <table:table-cell table:style-name="ce30" office:value-type="float" office:value="761" calcext:value-type="float">
            <text:p><text:s text:c="3"/>76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663" calcext:value-type="float">
            <text:p><text:s text:c="3"/>66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270" calcext:value-type="float">
            <text:p><text:s text:c="3"/>27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56" calcext:value-type="float">
            <text:p><text:s/>－156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08" calcext:value-type="float">
            <text:p><text:s/>－2.08 </text:p>
          </table:table-cell>
          <table:table-cell table:style-name="ce30" office:value-type="float" office:value="-116" calcext:value-type="float">
            <text:p><text:s/>－116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5" calcext:value-type="float">
            <text:p><text:s/>－1.55 </text:p>
          </table:table-cell>
          <table:table-cell table:style-name="ce30" office:value-type="float" office:value="573" calcext:value-type="float">
            <text:p><text:s text:c="3"/>57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4" calcext:value-type="float">
            <text:p><text:s text:c="3"/>7.64 </text:p>
          </table:table-cell>
          <table:table-cell table:style-name="ce30" office:value-type="float" office:value="689" calcext:value-type="float">
            <text:p><text:s text:c="3"/>68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9" calcext:value-type="float">
            <text:p><text:s text:c="3"/>9.19 </text:p>
          </table:table-cell>
          <table:table-cell table:style-name="ce30" office:value-type="float" office:value="418" calcext:value-type="float">
            <text:p><text:s text:c="3"/>41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30" office:value-type="float" office:value="214" calcext:value-type="float">
            <text:p><text:s text:c="3"/>21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15" calcext:value-type="float">
            <text:p><text:s text:c="3"/>11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-32" calcext:value-type="float">
            <text:p><text:s/>－32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2" calcext:value-type="float">
            <text:p><text:s/>－1.62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7" calcext:value-type="float">
            <text:p><text:s text:c="3"/>9.47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09" calcext:value-type="float">
            <text:p><text:s text:c="3"/>11.09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30" office:value-type="float" office:value="-21" calcext:value-type="float">
            <text:p><text:s/>－2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6" calcext:value-type="float">
            <text:p><text:s text:c="3"/>8.36 </text:p>
          </table:table-cell>
          <table:table-cell table:style-name="ce30" office:value-type="float" office:value="263" calcext:value-type="float">
            <text:p><text:s text:c="3"/>26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8" calcext:value-type="float">
            <text:p><text:s text:c="3"/>9.08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68" calcext:value-type="float">
            <text:p><text:s text:c="3"/>268 </text:p>
          </table:table-cell>
          <table:table-cell table:style-name="ce26" office:value-type="float" office:value="2.79" calcext:value-type="float">
            <text:p><text:s text:c="3"/>2.79 </text:p>
          </table:table-cell>
          <table:table-cell table:style-name="ce26" office:value-type="float" office:value="32.89" calcext:value-type="float">
            <text:p><text:s text:c="3"/>32.89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08" calcext:value-type="float">
            <text:p><text:s text:c="3"/>2.08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6" calcext:value-type="float">
            <text:p><text:s text:c="3"/>9.56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8" calcext:value-type="float">
            <text:p><text:s text:c="3"/>7.48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1" calcext:value-type="float">
            <text:p><text:s text:c="3"/>7.11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23" calcext:value-type="float">
            <text:p><text:s text:c="3"/>1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75" calcext:value-type="float">
            <text:p><text:s/>－175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3" calcext:value-type="float">
            <text:p><text:s/>－5.30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5" calcext:value-type="float">
            <text:p><text:s text:c="3"/>7.25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18" office:value-type="float" office:value="109" calcext:value-type="float">
            <text:p><text:s text:c="3"/>109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3" calcext:value-type="float">
            <text:p><text:s text:c="3"/>3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637" calcext:value-type="float">
            <text:p><text:s text:c="3"/>637 </text:p>
          </table:table-cell>
          <table:table-cell table:style-name="ce26" office:value-type="float" office:value="1.55" calcext:value-type="float">
            <text:p><text:s text:c="3"/>1.55 </text:p>
          </table:table-cell>
          <table:table-cell table:style-name="ce26" office:value-type="float" office:value="18.25" calcext:value-type="float">
            <text:p><text:s text:c="3"/>18.25 </text:p>
          </table:table-cell>
          <table:table-cell table:style-name="ce30" office:value-type="float" office:value="313" calcext:value-type="float">
            <text:p><text:s text:c="3"/>313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6" calcext:value-type="float">
            <text:p><text:s text:c="3"/>8.96 </text:p>
          </table:table-cell>
          <table:table-cell table:style-name="ce30" office:value-type="float" office:value="513" calcext:value-type="float">
            <text:p><text:s text:c="3"/>513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26" office:value-type="float" office:value="14.69" calcext:value-type="float">
            <text:p><text:s text:c="3"/>14.69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0" office:value-type="float" office:value="334" calcext:value-type="float">
            <text:p><text:s text:c="3"/>33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6" calcext:value-type="float">
            <text:p><text:s text:c="3"/>9.56 </text:p>
          </table:table-cell>
          <table:table-cell table:style-name="ce18" office:value-type="float" office:value="108" calcext:value-type="float">
            <text:p><text:s text:c="3"/>108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897" calcext:value-type="float">
            <text:p><text:s text:c="3"/>897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85" calcext:value-type="float">
            <text:p><text:s text:c="3"/>9.85 </text:p>
          </table:table-cell>
          <table:table-cell table:style-name="ce30" office:value-type="float" office:value="391" calcext:value-type="float">
            <text:p><text:s text:c="3"/>391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9" calcext:value-type="float">
            <text:p><text:s text:c="3"/>4.29 </text:p>
          </table:table-cell>
          <table:table-cell table:style-name="ce30" office:value-type="float" office:value="830" calcext:value-type="float">
            <text:p><text:s text:c="3"/>830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1" calcext:value-type="float">
            <text:p><text:s text:c="3"/>9.11 </text:p>
          </table:table-cell>
          <table:table-cell table:style-name="ce30" office:value-type="float" office:value="439" calcext:value-type="float">
            <text:p><text:s text:c="3"/>43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652" calcext:value-type="float">
            <text:p><text:s text:c="3"/>65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5" calcext:value-type="float">
            <text:p><text:s text:c="3"/>7.15 </text:p>
          </table:table-cell>
          <table:table-cell table:style-name="ce18" office:value-type="float" office:value="254" calcext:value-type="float">
            <text:p><text:s text:c="3"/>25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69" calcext:value-type="float">
            <text:p><text:s/>－69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2.97" calcext:value-type="float">
            <text:p><text:s/>－2.97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2" calcext:value-type="float">
            <text:p><text:s text:c="3"/>2.62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7" calcext:value-type="float">
            <text:p><text:s text:c="3"/>9.67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30" calcext:value-type="float">
            <text:p><text:s/>230 </text:p>
          </table:table-cell>
          <table:table-cell table:style-name="ce27" office:value-type="float" office:value="0.3" calcext:value-type="float">
            <text:p><text:s text:c="3"/>0.30 </text:p>
          </table:table-cell>
          <table:table-cell table:style-name="ce27" office:value-type="float" office:value="3.51" calcext:value-type="float">
            <text:p><text:s text:c="3"/>3.51 </text:p>
          </table:table-cell>
          <table:table-cell table:style-name="ce31" office:value-type="float" office:value="166" calcext:value-type="float">
            <text:p><text:s text:c="3"/>166 </text:p>
          </table:table-cell>
          <table:table-cell table:style-name="ce28" office:value-type="float" office:value="0.22" calcext:value-type="float">
            <text:p><text:s text:c="3"/>0.22 </text:p>
          </table:table-cell>
          <table:table-cell table:style-name="ce28" office:value-type="float" office:value="2.54" calcext:value-type="float">
            <text:p><text:s text:c="3"/>2.54 </text:p>
          </table:table-cell>
          <table:table-cell table:style-name="ce31" office:value-type="float" office:value="553" calcext:value-type="float">
            <text:p><text:s text:c="3"/>553 </text:p>
          </table:table-cell>
          <table:table-cell table:style-name="ce28" office:value-type="float" office:value="0.72" calcext:value-type="float">
            <text:p><text:s text:c="3"/>0.72 </text:p>
          </table:table-cell>
          <table:table-cell table:style-name="ce28" office:value-type="float" office:value="8.45" calcext:value-type="float">
            <text:p><text:s text:c="3"/>8.45 </text:p>
          </table:table-cell>
          <table:table-cell table:style-name="ce31" office:value-type="float" office:value="387" calcext:value-type="float">
            <text:p><text:s text:c="3"/>387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5.91" calcext:value-type="float">
            <text:p><text:s text:c="3"/>5.91 </text:p>
          </table:table-cell>
          <table:table-cell table:style-name="ce31" office:value-type="float" office:value="406" calcext:value-type="float">
            <text:p><text:s text:c="3"/>406 </text:p>
          </table:table-cell>
          <table:table-cell table:style-name="ce28" office:value-type="float" office:value="0.53" calcext:value-type="float">
            <text:p><text:s text:c="3"/>0.53 </text:p>
          </table:table-cell>
          <table:table-cell table:style-name="ce28" office:value-type="float" office:value="6.2" calcext:value-type="float">
            <text:p><text:s text:c="3"/>6.20 </text:p>
          </table:table-cell>
          <table:table-cell table:style-name="ce20" office:value-type="float" office:value="149" calcext:value-type="float">
            <text:p><text:s text:c="3"/>149 </text:p>
          </table:table-cell>
          <table:table-cell table:style-name="ce28" office:value-type="float" office:value="0.19" calcext:value-type="float">
            <text:p><text:s text:c="3"/>0.19 </text:p>
          </table:table-cell>
          <table:table-cell table:style-name="ce47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451" calcext:value-type="float">
            <text:p><text:s/>－451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25" office:value-type="float" office:value="-2.04" calcext:value-type="float">
            <text:p><text:s/>－2.04 </text:p>
          </table:table-cell>
          <table:table-cell table:style-name="ce29" office:value-type="float" office:value="523" calcext:value-type="float">
            <text:p><text:s text:c="3"/>52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6" calcext:value-type="float">
            <text:p><text:s text:c="3"/>2.36 </text:p>
          </table:table-cell>
          <table:table-cell table:style-name="ce29" office:value-type="float" office:value="1852" calcext:value-type="float">
            <text:p><text:s text:c="3"/>1,85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6" calcext:value-type="float">
            <text:p><text:s text:c="3"/>8.36 </text:p>
          </table:table-cell>
          <table:table-cell table:style-name="ce29" office:value-type="float" office:value="1329" calcext:value-type="float">
            <text:p><text:s text:c="3"/>1,329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1616" calcext:value-type="float">
            <text:p><text:s text:c="3"/>1,616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17" office:value-type="float" office:value="549" calcext:value-type="float">
            <text:p><text:s text:c="3"/>54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67" calcext:value-type="float">
            <text:p><text:s/>－167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26" office:value-type="float" office:value="-9.45" calcext:value-type="float">
            <text:p><text:s/>－9.45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3" calcext:value-type="float">
            <text:p><text:s text:c="3"/>2.43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8" calcext:value-type="float">
            <text:p><text:s text:c="3"/>5.38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2" calcext:value-type="float">
            <text:p><text:s text:c="3"/>7.02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46" calcext:value-type="float">
            <text:p><text:s/>－46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4" calcext:value-type="float">
            <text:p><text:s/>－2.40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6" calcext:value-type="float">
            <text:p><text:s text:c="3"/>3.76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6" calcext:value-type="float">
            <text:p><text:s text:c="3"/>9.56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78" calcext:value-type="float">
            <text:p><text:s text:c="3"/>8.78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1" calcext:value-type="float">
            <text:p><text:s text:c="3"/>3.21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" calcext:value-type="float">
            <text:p><text:s text:c="3"/>4.70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7" calcext:value-type="float">
            <text:p><text:s text:c="3"/>3.67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39" calcext:value-type="float">
            <text:p><text:s text:c="3"/>9.39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2" calcext:value-type="float">
            <text:p><text:s text:c="3"/>3.12 </text:p>
          </table:table-cell>
          <table:table-cell table:style-name="ce32" office:value-type="float" office:value="15" calcext:value-type="float">
            <text:p><text:s text:c="3"/>15 </text:p>
          </table:table-cell>
          <table:table-cell table:style-name="ce34" office:value-type="float" office:value="0.09" calcext:value-type="float">
            <text:p><text:s text:c="3"/>0.09 </text:p>
          </table:table-cell>
          <table:table-cell table:style-name="ce34" office:value-type="float" office:value="1.11" calcext:value-type="float">
            <text:p><text:s text:c="3"/>1.11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2" calcext:value-type="float">
            <text:p><text:s text:c="3"/>7.42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55" calcext:value-type="float">
            <text:p><text:s/>－55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25" calcext:value-type="float">
            <text:p><text:s/>－5.25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5" calcext:value-type="float">
            <text:p><text:s text:c="3"/>9.25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" calcext:value-type="float">
            <text:p><text:s text:c="3"/>8.30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65" calcext:value-type="float">
            <text:p><text:s/>－265 </text:p>
          </table:table-cell>
          <table:table-cell table:style-name="ce26" office:value-type="float" office:value="-1.4" calcext:value-type="float">
            <text:p><text:s/>－1.40 </text:p>
          </table:table-cell>
          <table:table-cell table:style-name="ce26" office:value-type="float" office:value="-16.53" calcext:value-type="float">
            <text:p><text:s/>－16.53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49" calcext:value-type="float">
            <text:p><text:s text:c="3"/>9.49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74" calcext:value-type="float">
            <text:p><text:s/>－74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34" calcext:value-type="float">
            <text:p><text:s/>－3.34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" calcext:value-type="float">
            <text:p><text:s text:c="3"/>2.80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2" calcext:value-type="float">
            <text:p><text:s text:c="3"/>5.42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64" calcext:value-type="float">
            <text:p><text:s/>－64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66" calcext:value-type="float">
            <text:p><text:s/>－6.66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36" calcext:value-type="float">
            <text:p><text:s text:c="3"/>9.36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88" calcext:value-type="float">
            <text:p><text:s text:c="3"/>9.88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72" calcext:value-type="float">
            <text:p><text:s text:c="3"/>7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7" calcext:value-type="float">
            <text:p><text:s text:c="3"/>3.17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7" calcext:value-type="float">
            <text:p><text:s text:c="3"/>3.87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2" calcext:value-type="float">
            <text:p><text:s text:c="3"/>4.62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56" calcext:value-type="float">
            <text:p><text:s/>－3.56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3" calcext:value-type="float">
            <text:p><text:s text:c="3"/>3.13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2" calcext:value-type="float">
            <text:p><text:s text:c="3"/>9.02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9" calcext:value-type="float">
            <text:p><text:s text:c="3"/>5.89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7" calcext:value-type="float">
            <text:p><text:s text:c="3"/>8.07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475" calcext:value-type="float">
            <text:p><text:s text:c="3"/>475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6" calcext:value-type="float">
            <text:p><text:s text:c="3"/>3.66 </text:p>
          </table:table-cell>
          <table:table-cell table:style-name="ce29" office:value-type="float" office:value="273" calcext:value-type="float">
            <text:p><text:s text:c="3"/>27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" calcext:value-type="float">
            <text:p><text:s text:c="3"/>2.10 </text:p>
          </table:table-cell>
          <table:table-cell table:style-name="ce29" office:value-type="float" office:value="1050" calcext:value-type="float">
            <text:p><text:s text:c="3"/>1,050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09" calcext:value-type="float">
            <text:p><text:s text:c="3"/>8.09 </text:p>
          </table:table-cell>
          <table:table-cell table:style-name="ce29" office:value-type="float" office:value="777" calcext:value-type="float">
            <text:p><text:s text:c="3"/>777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29" office:value-type="float" office:value="832" calcext:value-type="float">
            <text:p><text:s text:c="3"/>83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41" calcext:value-type="float">
            <text:p><text:s text:c="3"/>6.41 </text:p>
          </table:table-cell>
          <table:table-cell table:style-name="ce17" office:value-type="float" office:value="341" calcext:value-type="float">
            <text:p><text:s text:c="3"/>34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37" calcext:value-type="float">
            <text:p><text:s/>－37 </text:p>
          </table:table-cell>
          <table:table-cell table:style-name="ce26" office:value-type="float" office:value="-1.34" calcext:value-type="float">
            <text:p><text:s/>－1.34 </text:p>
          </table:table-cell>
          <table:table-cell table:style-name="ce26" office:value-type="float" office:value="-15.73" calcext:value-type="float">
            <text:p><text:s/>－15.73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51" calcext:value-type="float">
            <text:p><text:s/>－0.51 </text:p>
          </table:table-cell>
          <table:table-cell table:style-name="ce26" office:value-type="float" office:value="-5.96" calcext:value-type="float">
            <text:p><text:s/>－5.96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64" calcext:value-type="float">
            <text:p><text:s text:c="3"/>10.64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46" office:value-type="float" office:value="4.68" calcext:value-type="float">
            <text:p><text:s text:c="3"/>4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373" calcext:value-type="float">
            <text:p><text:s text:c="3"/>373 </text:p>
          </table:table-cell>
          <table:table-cell table:style-name="ce26" office:value-type="float" office:value="2.89" calcext:value-type="float">
            <text:p><text:s text:c="3"/>2.89 </text:p>
          </table:table-cell>
          <table:table-cell table:style-name="ce26" office:value-type="float" office:value="34.01" calcext:value-type="float">
            <text:p><text:s text:c="3"/>34.01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6" calcext:value-type="float">
            <text:p><text:s text:c="3"/>1.4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1" calcext:value-type="float">
            <text:p><text:s text:c="3"/>8.01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42" calcext:value-type="float">
            <text:p><text:s text:c="3"/>14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6" calcext:value-type="float">
            <text:p><text:s text:c="3"/>3.16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4" calcext:value-type="float">
            <text:p><text:s text:c="3"/>5.64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85" calcext:value-type="float">
            <text:p><text:s text:c="3"/>185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2.68" calcext:value-type="float">
            <text:p><text:s text:c="3"/>12.68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6" calcext:value-type="float">
            <text:p><text:s text:c="3"/>3.56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8" calcext:value-type="float">
            <text:p><text:s text:c="3"/>8.98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35" calcext:value-type="float">
            <text:p><text:s/>－135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47" calcext:value-type="float">
            <text:p><text:s/>－4.47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8" calcext:value-type="float">
            <text:p><text:s text:c="3"/>2.78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2" calcext:value-type="float">
            <text:p><text:s text:c="3"/>7.62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" calcext:value-type="float">
            <text:p><text:s text:c="3"/>6.20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26" office:value-type="float" office:value="-9.92" calcext:value-type="float">
            <text:p><text:s/>－9.92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66" calcext:value-type="float">
            <text:p><text:s text:c="3"/>8.66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6" office:value-type="float" office:value="-1.61" calcext:value-type="float">
            <text:p><text:s/>－1.61 </text:p>
          </table:table-cell>
          <table:table-cell table:style-name="ce26" office:value-type="float" office:value="-18.92" calcext:value-type="float">
            <text:p><text:s/>－18.92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2" calcext:value-type="float">
            <text:p><text:s/>－2.82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4" calcext:value-type="float">
            <text:p><text:s text:c="3"/>6.04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6" calcext:value-type="float">
            <text:p><text:s text:c="3"/>8.86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5" calcext:value-type="float">
            <text:p><text:s text:c="3"/>7.25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46" office:value-type="float" office:value="3.63" calcext:value-type="float">
            <text:p><text:s text:c="3"/>3.6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86" calcext:value-type="float">
            <text:p><text:s/>－86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26" office:value-type="float" office:value="-5.47" calcext:value-type="float">
            <text:p><text:s/>－5.47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" calcext:value-type="float">
            <text:p><text:s text:c="3"/>4.30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1" calcext:value-type="float">
            <text:p><text:s text:c="3"/>1.71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8" calcext:value-type="float">
            <text:p><text:s text:c="3"/>8.48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1.2" calcext:value-type="float">
            <text:p><text:s text:c="3"/>1.20 </text:p>
          </table:table-cell>
          <table:table-cell table:style-name="ce26" office:value-type="float" office:value="14.14" calcext:value-type="float">
            <text:p><text:s text:c="3"/>14.14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82" calcext:value-type="float">
            <text:p><text:s text:c="3"/>9.8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29" calcext:value-type="float">
            <text:p><text:s text:c="3"/>3.29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8" calcext:value-type="float">
            <text:p><text:s text:c="3"/>3.98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6" calcext:value-type="float">
            <text:p><text:s text:c="3"/>9.56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716" calcext:value-type="float">
            <text:p><text:s text:c="3"/>716 </text:p>
          </table:table-cell>
          <table:table-cell table:style-name="ce25" office:value-type="float" office:value="6.95" calcext:value-type="float">
            <text:p><text:s text:c="3"/>6.95 </text:p>
          </table:table-cell>
          <table:table-cell table:style-name="ce25" office:value-type="float" office:value="81.84" calcext:value-type="float">
            <text:p><text:s text:c="3"/>81.84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54" calcext:value-type="float">
            <text:p><text:s text:c="3"/>8.54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25" office:value-type="float" office:value="1.21" calcext:value-type="float">
            <text:p><text:s text:c="3"/>1.21 </text:p>
          </table:table-cell>
          <table:table-cell table:style-name="ce25" office:value-type="float" office:value="14.24" calcext:value-type="float">
            <text:p><text:s text:c="3"/>14.24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7" calcext:value-type="float">
            <text:p><text:s text:c="3"/>5.70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17" office:value-type="float" office:value="17" calcext:value-type="float">
            <text:p><text:s text:c="3"/>17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96" calcext:value-type="float">
            <text:p><text:s text:c="3"/>696 </text:p>
          </table:table-cell>
          <table:table-cell table:style-name="ce26" office:value-type="float" office:value="7.48" calcext:value-type="float">
            <text:p><text:s text:c="3"/>7.48 </text:p>
          </table:table-cell>
          <table:table-cell table:style-name="ce26" office:value-type="float" office:value="88.02" calcext:value-type="float">
            <text:p><text:s text:c="3"/>88.02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2" calcext:value-type="float">
            <text:p><text:s text:c="3"/>8.3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26" office:value-type="float" office:value="13.98" calcext:value-type="float">
            <text:p><text:s text:c="3"/>13.98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20" calcext:value-type="float">
            <text:p><text:s text:c="3"/>20 </text:p>
          </table:table-cell>
          <table:table-cell table:style-name="ce28" office:value-type="float" office:value="2.02" calcext:value-type="float">
            <text:p><text:s text:c="3"/>2.02 </text:p>
          </table:table-cell>
          <table:table-cell table:style-name="ce28" office:value-type="float" office:value="23.79" calcext:value-type="float">
            <text:p><text:s text:c="3"/>23.79 </text:p>
          </table:table-cell>
          <table:table-cell table:style-name="ce33" office:value-type="float" office:value="9" calcext:value-type="float">
            <text:p><text:s text:c="3"/>9 </text:p>
          </table:table-cell>
          <table:table-cell table:style-name="ce35" office:value-type="float" office:value="0.91" calcext:value-type="float">
            <text:p><text:s text:c="3"/>0.91 </text:p>
          </table:table-cell>
          <table:table-cell table:style-name="ce35" office:value-type="float" office:value="10.69" calcext:value-type="float">
            <text:p><text:s text:c="3"/>10.69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8" office:value-type="float" office:value="1.41" calcext:value-type="float">
            <text:p><text:s text:c="3"/>1.41 </text:p>
          </table:table-cell>
          <table:table-cell table:style-name="ce28" office:value-type="float" office:value="16.64" calcext:value-type="float">
            <text:p><text:s text:c="3"/>16.64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5.94" calcext:value-type="float">
            <text:p><text:s text:c="3"/>5.94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8" office:value-type="float" office:value="0.71" calcext:value-type="float">
            <text:p><text:s text:c="3"/>0.71 </text:p>
          </table:table-cell>
          <table:table-cell table:style-name="ce38" office:value-type="float" office:value="8.32" calcext:value-type="float">
            <text:p><text:s text:c="3"/>8.32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19" calcext:value-type="float">
            <text:p><text:s text:c="3"/>1.19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9年1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1-05T17:05:49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